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 text:c="2"/>padding: 0;</text:p>
      <text:p text:style-name="Standard"><text:s text:c="2"/>background: #f0f4f8;</text:p>
      <text:p text:style-name="Standard"><text:s text:c="2"/>color: #333;</text:p>
      <text:p text:style-name="Standard">}</text:p>
      <text:p text:style-name="Standard"/>
      <text:p text:style-name="Standard">header {</text:p>
      <text:p text:style-name="Standard"><text:s text:c="2"/>background: #0077cc;</text:p>
      <text:p text:style-name="Standard"><text:s text:c="2"/>color: white;</text:p>
      <text:p text:style-name="Standard"><text:s text:c="2"/>padding: 20px;</text:p>
      <text:p text:style-name="Standard"><text:s text:c="2"/>text-align: center;</text:p>
      <text:p text:style-name="Standard">}</text:p>
      <text:p text:style-name="Standard"/>
      <text:p text:style-name="Standard">section {</text:p>
      <text:p text:style-name="Standard"><text:s text:c="2"/>padding: 20px;</text:p>
      <text:p text:style-name="Standard"><text:s text:c="2"/>margin: 10px 40px;</text:p>
      <text:p text:style-name="Standard"><text:s text:c="2"/>background: white;</text:p>
      <text:p text:style-name="Standard"><text:s text:c="2"/>border-radius: 10px;</text:p>
      <text:p text:style-name="Standard"><text:s text:c="2"/>box-shadow: 0 2px 5px rgba(0,0,0,0.1);</text:p>
      <text:p text:style-name="Standard">}</text:p>
      <text:p text:style-name="Standard"/>
      <text:p text:style-name="Standard">h1, h2 {</text:p>
      <text:p text:style-name="Standard"><text:s text:c="2"/>margin-bottom: 10px;</text:p>
      <text:p text:style-name="Standard">}</text:p>
      <text:p text:style-name="Standard"/>
      <text:p text:style-name="Standard">footer {</text:p>
      <text:p text:style-name="Standard"><text:s text:c="2"/>text-align: center;</text:p>
      <text:p text:style-name="Standard"><text:s text:c="2"/>padding: 10px;</text:p>
      <text:p text:style-name="Standard"><text:s text:c="2"/>background: #0077cc;</text:p>
      <text:p text:style-name="Standard"><text:s text:c="2"/>color: white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2:28:29.880755220</meta:creation-date>
    <dc:date>2025-07-09T22:29:01.881525424</dc:date>
    <meta:editing-duration>PT33S</meta:editing-duration>
    <meta:editing-cycles>1</meta:editing-cycles>
    <meta:document-statistic meta:table-count="0" meta:image-count="0" meta:object-count="0" meta:page-count="1" meta:paragraph-count="29" meta:word-count="59" meta:character-count="426" meta:non-whitespace-character-count="358"/>
    <meta:generator>LibreOffice/24.8.7.2$Linux_X86_64 LibreOffice_project/f4f281f562fb585d46b0af5755dfe1eb6adc047f</meta:generator>
  </office:meta>
</office:document-meta>
</file>